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7b0" officeooo:paragraph-rsid="001657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 1 Program 2</text:p>
      <text:p text:style-name="Standard"/>
      <text:p text:style-name="Standard">print("enter the numbers with ',' inbetween them")</text:p>
      <text:p text:style-name="Standard">a=[float(x) for x in input().split(',')]</text:p>
      <text:p text:style-name="Standard">n=len(a)</text:p>
      <text:p text:style-name="Standard"/>
      <text:p text:style-name="Standard">z=a[0]*a[0];</text:p>
      <text:p text:style-name="Standard">for i in range (1,n,1):</text:p>
      <text:p text:style-name="Standard"><text:s text:c="8"/>j=a[i]*a[i]</text:p>
      <text:p text:style-name="Standard"><text:s text:c="8"/>y=z+j;</text:p>
      <text:p text:style-name="Standard"><text:s text:c="8"/>z=y;</text:p>
      <text:p text:style-name="Standard">k=y/n</text:p>
      <text:p text:style-name="Standard">l=k**0.5</text:p>
      <text:p text:style-name="Standard">print("the root mean square is",l)</text:p>
      <text:p text:style-name="Standard"><text:s text:c="8"/></text:p>
      <text:p text:style-name="Standard"><text:s text:c="6"/></text:p>
      <text:p text:style-name="Standard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1:23:47.347455200</meta:creation-date>
    <dc:date>2019-03-16T11:24:11.859841976</dc:date>
    <meta:editing-duration>PT2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33" meta:character-count="264" meta:non-whitespace-character-count="197"/>
  </office:meta>
</office:document-meta>
</file>